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6272" calcext:value-type="float">
            <text:p>85.9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201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0136" calcext:value-type="float">
            <text:p>81.8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476" calcext:value-type="float">
            <text:p>79.9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200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200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392" calcext:value-type="float">
            <text:p>80.8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199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9296" calcext:value-type="float">
            <text:p>71.3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2784" calcext:value-type="float">
            <text:p>71.0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198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1584" calcext:value-type="float">
            <text:p>69.0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198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7456" calcext:value-type="float">
            <text:p>68.0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198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Stevens SW Quad</text:p>
          </table:table-cell>
          <table:table-cell office:value-type="string" calcext:value-type="string">
            <text:p>198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